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1.5382in"/>
    </style:style>
    <style:style style:name="co11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1" table:visibility="collapse" table:number-columns-repeated="241" table:default-cell-style-name="Default"/>
        <table:table-column table:style-name="co12" table:visibility="collapse" table:number-columns-repeated="16123" table:default-cell-style-name="Default"/>
        <table:table-row table:style-name="ro1">
          <table:table-cell/>
          <table:table-cell table:style-name="Gnumeric-default" table:number-columns-repeated="4"/>
          <table:table-cell table:number-columns-repeated="8"/>
          <table:table-cell table:style-name="Gnumeric-default"/>
          <table:table-cell/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Non-det cat.</text:p>
          </table:table-cell>
          <table:table-cell table:style-name="Gnumeric-default" office:value-type="string" calcext:value-type="string">
            <text:p>Non-det. srcs.</text:p>
          </table:table-cell>
          <table:table-cell table:style-name="Gnumeric-default" office:value-type="string" calcext:value-type="string">
            <text:p>env</text:p>
          </table:table-cell>
          <table:table-cell table:style-name="Gnumeric-default" office:value-type="string" calcext:value-type="string">
            <text:p>Chroot</text:p>
          </table:table-cell>
          <table:table-cell table:style-name="Gnumeric-default" office:value-type="string" calcext:value-type="string">
            <text:p>Namespaces</text:p>
          </table:table-cell>
          <table:table-cell table:style-name="Gnumeric-default" office:value-type="string" calcext:value-type="string">
            <text:p>libfaketime</text:p>
          </table:table-cell>
          <table:table-cell table:style-name="Gnumeric-default" office:value-type="string" calcext:value-type="string">
            <text:p>umak-wrapper</text:p>
          </table:table-cell>
          <table:table-cell table:style-name="Gnumeric-default" office:value-type="string" calcext:value-type="string">
            <text:p>setarch</text:p>
          </table:table-cell>
          <table:table-cell table:style-name="Gnumeric-default" office:value-type="string" calcext:value-type="string">
            <text:p>“simple” script</text:p>
          </table:table-cell>
          <table:table-cell table:style-name="Gnumeric-default" office:value-type="string" calcext:value-type="string">
            <text:p>ReproZip</text:p>
          </table:table-cell>
          <table:table-cell table:style-name="Gnumeric-default" office:value-type="string" calcext:value-type="string">
            <text:p>Sciunit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VM</text:p>
          </table:table-cell>
          <table:table-cell table:style-name="Gnumeric-default" office:value-type="string" calcext:value-type="string">
            <text:p>This work</text:p>
          </table:table-cell>
          <table:table-cell table:style-name="Gnumeric-default" office:value-type="string" calcext:value-type="string">
            <text:p>RR</text:p>
          </table:table-cell>
          <table:table-cell table:style-name="Gnumeric-default" office:value-type="string" calcext:value-type="string">
            <text:p>Digonased by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nv</text:p>
          </table:table-cell>
          <table:table-cell table:style-name="Gnumeric-default" office:value-type="string" calcext:value-type="string">
            <text:p>env. vars.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table:number-columns-repeated="5"/>
          <table:table-cell table:number-columns-repeated="7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FS contents</text:p>
          </table:table-cell>
          <table:table-cell table:style-name="Gnumeric-default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table:number-columns-repeated="4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Y*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FS</text:p>
          </table:table-cell>
          <table:table-cell table:style-name="Gnumeric-default" office:value-type="string" calcext:value-type="string">
            <text:p>dir. order</text:p>
          </table:table-cell>
          <table:table-cell table:style-name="Gnumeric-default" table:number-columns-repeated="9"/>
          <table:table-cell table:number-columns-repeated="2" table:style-name="Gnumeric-default" office:value-type="string" calcext:value-type="string">
            <text:p>?</text:p>
          </table:table-cell>
          <table:table-cell table:style-name="Gnumeric-default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; disorderfs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ime</text:p>
          </table:table-cell>
          <table:table-cell table:style-name="Gnumeric-default" office:value-type="string" calcext:value-type="string">
            <text:p>time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dev/u?random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Y*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proc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2" table:style-name="Gnumeric-default" office:value-type="string" calcext:value-type="string">
            <text:p>?</text:p>
          </table:table-cell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dev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?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?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sys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?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?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umask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ys</text:p>
          </table:table-cell>
          <table:table-cell table:style-name="Gnumeric-default" office:value-type="string" calcext:value-type="string">
            <text:p>/etc/passwd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Y</text:p>
          </table:table-cell>
          <table:table-cell table:style-name="Gnumeric-default" table:number-columns-repeated="2"/>
          <table:table-cell table:number-columns-repeated="4"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reprotest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em</text:p>
          </table:table-cell>
          <table:table-cell table:style-name="Gnumeric-default" office:value-type="string" calcext:value-type="string">
            <text:p>ASLR</text:p>
          </table:table-cell>
          <table:table-cell table:style-name="Gnumeric-default" table:number-columns-repeated="5"/>
          <table:table-cell table:number-columns-repeated="2" table:style-name="Gnumeric-default" office:value-type="string" calcext:value-type="string">
            <text:p>Y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Y</text:p>
          </table:table-cell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Mem</text:p>
          </table:table-cell>
          <table:table-cell table:style-name="Gnumeric-default" office:value-type="string" calcext:value-type="string">
            <text:p>uninit. mem.</text:p>
          </table:table-cell>
          <table:table-cell table:style-name="Gnumeric-default" table:number-columns-repeated="12"/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Parallel</text:p>
          </table:table-cell>
          <table:table-cell table:style-name="Gnumeric-default" office:value-type="string" calcext:value-type="string">
            <text:p>race cond.</text:p>
          </table:table-cell>
          <table:table-cell table:style-name="Gnumeric-default" table:number-columns-repeated="12"/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Net</text:p>
          </table:table-cell>
          <table:table-cell table:style-name="Gnumeric-default" office:value-type="string" calcext:value-type="string">
            <text:p>net</text:p>
          </table:table-cell>
          <table:table-cell table:style-name="Gnumeric-default" table:number-columns-repeated="12"/>
          <table:table-cell table:style-name="Gnumeric-default" office:value-type="string" calcext:value-type="string">
            <text:p>Y</text:p>
          </table:table-cell>
          <table:table-cell table:style-name="Gnumeric-default"/>
          <table:table-cell table:number-columns-repeated="16367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rdtsc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?</text:p>
          </table:table-cell>
          <table:table-cell table:style-name="Gnumeric-default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Arch</text:p>
          </table:table-cell>
          <table:table-cell table:style-name="Gnumeric-default" office:value-type="string" calcext:value-type="string">
            <text:p>perf. ctrs</text:p>
          </table:table-cell>
          <table:table-cell table:style-name="Gnumeric-default" table:number-columns-repeated="10"/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style-name="Gnumeric-default" office:value-type="string" calcext:value-type="string">
            <text:p>?</text:p>
          </table:table-cell>
          <table:table-cell table:style-name="Gnumeric-default"/>
          <table:table-cell table:number-columns-repeated="16367"/>
        </table:table-row>
        <table:table-row table:style-name="ro1">
          <table:table-cell table:number-columns-repeated="16383"/>
        </table:table-row>
        <table:table-row table:style-name="ro1" table:visibility="collapse" table:number-rows-repeated="1048541">
          <table:table-cell table:number-columns-repeated="16383"/>
        </table:table-row>
        <table:table-row table:style-name="ro1" table:visibility="collapse">
          <table:table-cell table:number-columns-repeated="16383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Unifont" svg:font-family="Unifont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09:42:33.645715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2T19:48:14.395166453</dc:date>
    <meta:creation-date>2023-12-18T20:06:52Z</meta:creation-date>
    <meta:generator>LibreOffice/7.5.7.1$Linux_X86_64 LibreOffice_project/50$Build-1</meta:generator>
    <meta:editing-duration>P3DT14H49M8S</meta:editing-duration>
    <meta:editing-cycles>2</meta:editing-cycles>
    <meta:document-statistic meta:table-count="1" meta:cell-count="120" meta:object-count="0"/>
  </office:meta>
</office:document-meta>
</file>